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weight="normal" style:font-weight-asian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weight="normal" style:font-weight-asian="normal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0.389in"/>
        </style:tab-stops>
      </style:paragraph-properties>
      <style:text-properties fo:color="#000000" style:font-name="TimesNewRomanPSMT" fo:font-weight="normal" style:font-weight-asian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weight="normal" style:font-weight-asian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weight="normal" style:font-weight-asian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weight="bold" style:font-weight-asian="bold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.2319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weight="normal" style:font-weight-asian="normal"/>
    </style:style>
    <style:style style:name="P13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weight="normal" style:font-weight-asian="normal"/>
    </style:style>
    <style:style style:name="P14" style:family="paragraph" style:parent-style-name="Standard">
      <style:paragraph-properties fo:margin-left="0in" fo:margin-right="0.2319in" fo:margin-top="0.0693in" fo:margin-bottom="0.0693in" loext:contextual-spacing="false" fo:text-indent="0in" style:auto-text-indent="false"/>
      <style:text-properties fo:color="#000000" style:font-name="TimesNewRomanPSMT" fo:font-weight="normal" style:font-weight-asian="normal"/>
    </style:style>
    <style:style style:name="P15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 style:font-name="TimesNewRomanPSM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weight="normal" style:font-name-asian="Times New Roman1" style:font-weight-asian="normal" style:font-name-complex="Times New Roman2"/>
    </style:style>
    <style:style style:name="T1" style:family="text">
      <style:text-properties fo:color="#000000" style:font-name="TimesNewRomanPSMT" fo:font-weight="bold" style:font-weight-asian="bold" style:font-weight-complex="bold"/>
    </style:style>
    <style:style style:name="T2" style:family="text">
      <style:text-properties fo:color="#000000" style:font-name="TimesNewRomanPSMT" fo:font-weight="normal" style:font-weight-asian="normal"/>
    </style:style>
    <style:style style:name="T3" style:family="text">
      <style:text-properties fo:color="#000000" style:font-name="TimesNewRomanPSMT" fo:letter-spacing="normal" fo:font-weight="normal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letter-spacing="normal" fo:font-weight="normal" style:letter-kerning="false" style:font-weight-asian="normal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8">Dichiarazione sostitutiva di certificazione </text:p>
      <text:p text:style-name="P9">(Art. 46 T.U. 28-12-2000 n.445)</text:p>
      <text:p text:style-name="P1"/>
      <text:p text:style-name="Standard"><text:span text:style-name="T6">I</text:span><text:span text:style-name="T5">o sottoscritt{%= @oa %} </text:span><text:span text:style-name="T7">{%= @persona.nome %} {%= @persona.cognome %}</text:span><text:span text:style-name="T5">, codice fiscale </text:span><text:span text:style-name="T7">{%= @persona.codice_fiscale %}</text:span><text:span text:style-name="T5">,</text:span></text:p>
      <text:p text:style-name="Standard"><text:span text:style-name="T5">nat{%= @oa%} a </text:span><text:span text:style-name="T7">{%= @persona.comune_nascita %}</text:span><text:span text:style-name="T5"> il </text:span><text:span text:style-name="T7">{%= @persona.data_nascita %}</text:span><text:span text:style-name="T5">, </text:span></text:p>
      <text:p text:style-name="P11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4">consapevole delle sanzioni penali, nel caso di dichiarazioni non veritiere, di formazione o uso di atti falsi, richiamate dall'art.76 del D.P.R. 445 del 28 Dicembre 2000</text:p>
      <text:p text:style-name="P1"/>
      <text:p text:style-name="P1"/>
      <text:p text:style-name="P9">DICHIARO</text:p>
      <text:p text:style-name="P2"/>
      <text:p text:style-name="P2"/>
      <text:p text:style-name="P14">di essere in possesso del seguente:</text:p>
      <text:p text:style-name="P14">a) codice fiscale . . . . . . . . . . . . . . . . . . . . . . . . . . . . . . . . . . . . . . . . . . . . . . . . . . . . . .  </text:p>
      <text:p text:style-name="P14">b) partita Iva . . . . . . . . . . . . . . . . . . . . . . . . . . . . . . . . . . . . . . . . . . . . . . . . . . . . . .  </text:p>
      <text:p text:style-name="P14">c) . . . . . . . . . . . . . . . . . . . . . . . . . . . . . . . . . . . . . . . . . . . . . . . . . . . . . . </text:p>
      <text:p text:style-name="P12"/>
      <text:p text:style-name="P12">di essere esente da carichi penali pendenti.</text:p>
      <text:p text:style-name="P3"/>
      <text:p text:style-name="P16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3"/>
      <text:p text:style-name="P1"/>
      <text:p text:style-name="P11"><text:span text:style-name="T3">……………………………, <text:s/></text:span><text:span text:style-name="T8">li <text:s/>{%= @data %}</text:span></text:p>
      <text:p text:style-name="P11"><text:span text:style-name="T2"><text:s text:c="18"/></text:span><text:span text:style-name="T4">(luogo)</text:span></text:p>
      <text:p text:style-name="P10"/>
      <text:p text:style-name="P10"/>
      <text:p text:style-name="P10"/>
      <text:p text:style-name="P10"/>
      <text:p text:style-name="P5"><text:tab/>………………………………</text:p>
      <text:p text:style-name="P6"/>
      <text:p text:style-name="P6"><text:tab/>(firma non autenticata)</text:p>
      <text:p text:style-name="P2"/>
      <text:p text:style-name="P7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cycles>4</meta:editing-cycles>
    <meta:editing-duration>PT8M11S</meta:editing-duration>
    <dc:date>2020-11-20T09:06:48.827005975</dc:date>
    <meta:document-statistic meta:table-count="0" meta:image-count="0" meta:object-count="0" meta:page-count="1" meta:paragraph-count="18" meta:word-count="376" meta:character-count="1841" meta:non-whitespace-character-count="1450"/>
  </office:meta>
</office:document-meta>
</file>